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Hack" officeooo:rsid="001c09f1" officeooo:paragraph-rsid="001c09f1"/>
    </style:style>
    <style:style style:name="P2" style:family="paragraph" style:parent-style-name="Standard" style:list-style-name="L1">
      <style:paragraph-properties fo:line-height="115%" fo:text-align="justify" style:justify-single-word="false"/>
      <style:text-properties style:font-name="Hack" officeooo:rsid="001c09f1" officeooo:paragraph-rsid="001c09f1"/>
    </style:style>
    <style:style style:name="P3" style:family="paragraph" style:parent-style-name="Standard">
      <style:paragraph-properties fo:line-height="115%" fo:text-align="justify" style:justify-single-word="false"/>
      <style:text-properties style:font-name="Hack" fo:font-size="16pt" fo:font-weight="bold" officeooo:rsid="001c09f1" officeooo:paragraph-rsid="001c09f1" style:font-size-asian="16pt" style:font-weight-asian="bold" style:font-size-complex="16pt" style:font-weight-complex="bold"/>
    </style:style>
    <style:style style:name="P4" style:family="paragraph" style:parent-style-name="Standard">
      <style:paragraph-properties fo:line-height="115%" fo:text-align="justify" style:justify-single-word="false"/>
      <style:text-properties style:font-name="Hack" officeooo:rsid="001ded96" officeooo:paragraph-rsid="001ded96"/>
    </style:style>
    <style:style style:name="P5" style:family="paragraph" style:parent-style-name="Standard">
      <style:paragraph-properties fo:line-height="115%" fo:text-align="justify" style:justify-single-word="false"/>
      <style:text-properties style:font-name="Hack" officeooo:rsid="001f1b54" officeooo:paragraph-rsid="001f1b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me appliances + Health technologies</text:p>
      <text:p text:style-name="P1">A home appliance is an electrical/mechanical machine which accomplish some household functions, such as cooling/healing, cooking or cleaning. It makes our home life a lot easier by minimizing human effort.</text:p>
      <text:p text:style-name="P1">They classified into 3 types:</text:p>
      <text:list xml:id="list4917941501165768413" text:style-name="L1">
        <text:list-item>
          <text:p text:style-name="P2">Major appliances</text:p>
        </text:list-item>
        <text:list-item>
          <text:p text:style-name="P2">Small appliances</text:p>
        </text:list-item>
        <text:list-item>
          <text:p text:style-name="P2">Consumer electronics</text:p>
        </text:list-item>
      </text:list>
      <text:p text:style-name="P4">When talking about networking of home appliances, theres is a trend to make them more connected together each other, and combining their controls and key functions. For instance, energy distribution could be managed more evenly so that when a washing machine is on, an oven can go into a delayed start mode, or vice versa.</text:p>
      <text:p text:style-name="P4"/>
      <text:p text:style-name="P5">On the other hand, when we talk about health technologies, it can be defined by the WHO as the “application of organized knowledge skills in the form of devices, medicines, vaccines, procedures and systems developed to solve a health problem and improve quality of lives.”</text:p>
      <text:p text:style-name="P5"/>
      <text:p text:style-name="P5">Digital innovations have now made it possible for consumers to use portable devices to access their medical information, monitor their vital signs, take tests at home and carry out a wide range of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01:16:13.283778300</meta:creation-date>
    <dc:date>2017-10-17T01:24:15.666877390</dc:date>
    <meta:editing-duration>PT8M2S</meta:editing-duration>
    <meta:editing-cycles>3</meta:editing-cycles>
    <meta:generator>LibreOffice/5.1.6.2$Linux_X86_64 LibreOffice_project/10m0$Build-2</meta:generator>
    <meta:document-statistic meta:table-count="0" meta:image-count="0" meta:object-count="0" meta:page-count="1" meta:paragraph-count="9" meta:word-count="183" meta:character-count="1123" meta:non-whitespace-character-count="952"/>
  </office:meta>
</office:document-meta>
</file>